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style:writing-mode="page"/>
    </style:style>
    <style:style style:name="P1" style:family="paragraph" style:parent-style-name="Text_20_body">
      <style:paragraph-properties fo:margin-left="0.25in" fo:margin-right="0in" fo:text-indent="0in" style:auto-text-indent="false">
        <style:tab-stops/>
      </style:paragraph-properties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Normal">
      <style:text-properties officeooo:paragraph-rsid="001711ab"/>
    </style:style>
    <style:style style:name="P4" style:family="paragraph" style:parent-style-name="Paragraphe_20_de_20_liste" style:list-style-name="L1"/>
    <style:style style:name="P5" style:family="paragraph" style:parent-style-name="Paragraphe_20_de_20_liste" style:list-style-name="L1">
      <style:text-properties officeooo:paragraph-rsid="0014eb60"/>
    </style:style>
    <style:style style:name="P6" style:family="paragraph" style:parent-style-name="Paragraphe_20_de_20_liste" style:list-style-name="L1">
      <style:text-properties officeooo:paragraph-rsid="00145c52"/>
    </style:style>
    <style:style style:name="P7" style:family="paragraph" style:parent-style-name="Paragraphe_20_de_20_liste" style:list-style-name="L1">
      <style:text-properties officeooo:paragraph-rsid="00125141"/>
    </style:style>
    <style:style style:name="P8" style:family="paragraph" style:parent-style-name="Paragraphe_20_de_20_liste" style:list-style-name="L1">
      <style:text-properties style:font-name="Arial" fo:font-size="14pt" style:font-size-asian="14pt" style:font-name-complex="Arial" style:font-size-complex="14pt"/>
    </style:style>
    <style:style style:name="P9" style:family="paragraph" style:parent-style-name="Paragraphe_20_de_20_liste" style:list-style-name="L1">
      <style:text-properties style:font-name="Arial" fo:font-size="14pt" officeooo:paragraph-rsid="001711ab" style:font-size-asian="14pt" style:font-name-complex="Arial" style:font-size-complex="14pt"/>
    </style:style>
    <style:style style:name="P10" style:family="paragraph" style:parent-style-name="Paragraphe_20_de_20_liste" style:list-style-name="L1">
      <style:text-properties style:font-name="Arial" fo:font-size="14pt" officeooo:rsid="00125141" officeooo:paragraph-rsid="00125141" style:font-size-asian="14pt" style:font-name-complex="Arial" style:font-size-complex="14pt"/>
    </style:style>
    <style:style style:name="P11" style:family="paragraph" style:parent-style-name="Paragraphe_20_de_20_liste" style:list-style-name="L1">
      <style:text-properties style:font-name="Arial" fo:font-size="14pt" officeooo:rsid="0013cd64" officeooo:paragraph-rsid="0014eb60" style:font-size-asian="14pt" style:font-name-complex="Arial" style:font-size-complex="14pt"/>
    </style:style>
    <style:style style:name="P12" style:family="paragraph" style:parent-style-name="Paragraphe_20_de_20_liste" style:list-style-name="L1">
      <style:paragraph-properties fo:margin-left="0in" fo:margin-right="0in" fo:text-indent="0in" style:auto-text-indent="false"/>
      <style:text-properties style:font-name="Arial" fo:font-size="14pt" officeooo:rsid="001711ab" officeooo:paragraph-rsid="001711ab" style:font-size-asian="14pt" style:font-name-complex="Arial" style:font-size-complex="14pt"/>
    </style:style>
    <style:style style:name="P13" style:family="paragraph" style:parent-style-name="Paragraphe_20_de_20_liste">
      <style:paragraph-properties fo:margin-left="0in" fo:margin-right="0in" fo:text-indent="0in" style:auto-text-indent="false"/>
      <style:text-properties style:font-name="Arial" fo:font-size="14pt" officeooo:rsid="001711ab" officeooo:paragraph-rsid="001711ab" style:font-size-asian="14pt" style:font-name-complex="Arial" style:font-size-complex="14pt"/>
    </style:style>
    <style:style style:name="P14" style:family="paragraph" style:parent-style-name="Table_20_Contents">
      <style:text-properties style:font-name="Arial" fo:font-size="14pt" officeooo:rsid="001711ab" officeooo:paragraph-rsid="001711ab" style:font-size-asian="14pt" style:font-name-complex="Arial" style:font-size-complex="14pt"/>
    </style:style>
    <style:style style:name="P15" style:family="paragraph" style:parent-style-name="Table_20_Contents">
      <style:text-properties style:font-name="Arial" fo:font-size="14pt" fo:font-weight="bold" officeooo:rsid="001711ab" officeooo:paragraph-rsid="001711ab" style:font-size-asian="14pt" style:font-weight-asian="bold" style:font-name-complex="Arial" style:font-size-complex="14pt" style:font-weight-complex="bold"/>
    </style:style>
    <style:style style:name="P16" style:family="paragraph" style:parent-style-name="Text_20_body">
      <style:text-properties fo:language="fr" fo:country="FR"/>
    </style:style>
    <style:style style:name="P17" style:family="paragraph" style:parent-style-name="Text_20_body">
      <style:text-properties fo:language="fr" fo:country="FR" officeooo:paragraph-rsid="001711ab"/>
    </style:style>
    <style:style style:name="P18" style:family="paragraph" style:parent-style-name="Titre_20_1" style:master-page-name="MP0">
      <style:paragraph-properties fo:text-align="center" style:justify-single-word="false" style:page-number="auto" fo:break-before="page"/>
      <style:text-properties fo:language="fr" fo:country="FR"/>
    </style:style>
    <style:style style:name="P19" style:family="paragraph" style:parent-style-name="Titre_20_2">
      <style:text-properties fo:font-size="16pt" style:font-size-asian="16pt" style:font-size-complex="16pt"/>
    </style:style>
    <style:style style:name="P20" style:family="paragraph" style:parent-style-name="Titre_20_2">
      <style:text-properties fo:font-size="16pt" officeooo:paragraph-rsid="001711ab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45c52" style:font-size-asian="16pt" style:font-size-complex="16pt"/>
    </style:style>
    <style:style style:name="T3" style:family="text">
      <style:text-properties fo:font-size="16pt" officeooo:rsid="0016ba14" style:font-size-asian="16pt" style:font-size-complex="16pt"/>
    </style:style>
    <style:style style:name="T4" style:family="text">
      <style:text-properties officeooo:rsid="00141897"/>
    </style:style>
    <style:style style:name="T5" style:family="text">
      <style:text-properties style:text-position="super 58%" officeooo:rsid="00141897"/>
    </style:style>
    <style:style style:name="T6" style:family="text">
      <style:text-properties officeooo:rsid="00145c52"/>
    </style:style>
    <style:style style:name="T7" style:family="text">
      <style:text-properties style:font-name="Arial" fo:font-size="14pt" style:font-size-asian="14pt" style:font-name-complex="Arial" style:font-size-complex="14pt"/>
    </style:style>
    <style:style style:name="T8" style:family="text">
      <style:text-properties style:font-name="Arial" fo:font-size="14pt" officeooo:rsid="00145c52" style:font-size-asian="14pt" style:font-name-complex="Arial" style:font-size-complex="14pt"/>
    </style:style>
    <style:style style:name="T9" style:family="text">
      <style:text-properties style:font-name="Arial" fo:font-size="14pt" officeooo:rsid="0014eb60" style:font-size-asian="14pt" style:font-name-complex="Arial" style:font-size-complex="14pt"/>
    </style:style>
    <style:style style:name="T10" style:family="text">
      <style:text-properties style:font-name="Arial" fo:font-size="14pt" officeooo:rsid="00125141" style:font-size-asian="14pt" style:font-name-complex="Arial" style:font-size-complex="14pt"/>
    </style:style>
    <style:style style:name="T11" style:family="text">
      <style:text-properties style:font-name="Arial" fo:font-size="14pt" officeooo:rsid="001711ab" style:font-size-asian="14pt" style:font-name-complex="Arial" style:font-size-complex="14pt"/>
    </style:style>
    <style:style style:name="T12" style:family="text">
      <style:text-properties style:font-name="Arial" fo:font-size="14pt" fo:language="fr" fo:country="FR" style:font-size-asian="14pt" style:font-name-complex="Arial" style:font-size-complex="14pt"/>
    </style:style>
    <style:style style:name="T13" style:family="text">
      <style:text-properties style:text-position="0% 100%" officeooo:rsid="0014eb60"/>
    </style:style>
    <style:style style:name="T14" style:family="text">
      <style:text-properties officeooo:rsid="0016ba14"/>
    </style:style>
    <style:style style:name="T15" style:family="text">
      <style:text-properties officeooo:rsid="001711ab"/>
    </style:style>
    <style:style style:name="T16" style:family="text">
      <style:text-properties officeooo:rsid="0012514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Règles de calcul du ELO</text:h>
      <text:p text:style-name="P1"/>
      <text:h text:style-name="Titre_20_2" text:outline-level="2"><text:span text:style-name="Police_20_par_20_défaut"><text:span text:style-name="T1">Procédure </text:span></text:span><text:span text:style-name="Police_20_par_20_défaut"><text:span text:style-name="T2">de calcul</text:span></text:span></text:h>
      <text:p text:style-name="Normal"/>
      <text:list xml:id="list2664659169" text:style-name="L1">
        <text:list-item>
          <text:p text:style-name="P4"><text:span text:style-name="T7">Deux modes distincts sont considérés : parties BLITZ et CLASSIQUES. La distinction se fait sur le paramètre “no-message” des parties</text:span></text:p>
        </text:list-item>
        <text:list-item>
          <text:p text:style-name="P4"><text:span text:style-name="T7">Un ELO distinct est géré pour chacun des rôles possibles sur la partie.</text:span></text:p>
        </text:list-item>
        <text:list-item>
          <text:p text:style-name="P4"><text:span text:style-name="T7">Seules sont prises en compte les parties avec le paramètre “used-for-elo” à vrai</text:span></text:p>
        </text:list-item>
        <text:list-item>
          <text:p text:style-name="P4"><text:span text:style-name="T7">Pour être prise en compte une partie doit être dans l’état “terminée” (et pas “distinguée”)</text:span></text:p>
        </text:list-item>
        <text:list-item>
          <text:p text:style-name="P4"><text:span text:style-name="T7">L’ordre de prise en compte des parties est celui chronologique croissant de la première résolution (Printemps 1901)</text:span></text:p>
        </text:list-item>
        <text:list-item>
          <text:p text:style-name="P4"><text:span text:style-name="T7">La méthode de scorage attaché</text:span><text:span text:style-name="T8">e</text:span><text:span text:style-name="T7"> à la partie est appliquée pour déterminer le scorage sur la partie</text:span></text:p>
        </text:list-item>
        <text:list-item>
          <text:p text:style-name="P7"><text:span text:style-name="T10">Le classement d’un joueur est égal à 1 + le nombre de joueur</text:span><text:span text:style-name="T8">s</text:span><text:span text:style-name="T10"> qui ont strictement un meilleur score sur la partie</text:span></text:p>
        </text:list-item>
        <text:list-item>
          <text:p text:style-name="P7"><text:bookmark-start text:name="__DdeLink__137_2464399702"/><text:span text:style-name="T7">La performance obtenue d’un joueur </text:span><text:span text:style-name="T9">qui marque un nombre de points strictement positif </text:span><text:span text:style-name="T7">sur la partie est obtenue en ramenant le scorage dans l’intervalle [0, 1] </text:span><text:span text:style-name="T8">de la m</text:span><text:bookmark-end text:name="__DdeLink__137_2464399702"/><text:span text:style-name="T8">anière suivante</text:span><text:span text:style-name="T7"> :</text:span></text:p>
          <text:list>
            <text:list-item>
              <text:p text:style-name="P10">n = <text:bookmark-start text:name="__DdeLink__64_1163252512"/>ALPHA ^ (nombre de joueurs <text:span text:style-name="T14">+ 1 </text:span>– classement du joueur sur la partie) – 1 <text:bookmark-end text:name="__DdeLink__64_1163252512"/></text:p>
            </text:list-item>
            <text:list-item>
              <text:p text:style-name="P10">d = Somme [ALPHA ^ (nombre de joueurs <text:span text:style-name="T14">+ 1 </text:span>– i) – 1] pour i allant de 1 à nombre de joueurs</text:p>
            </text:list-item>
            <text:list-item>
              <text:p text:style-name="P10">performance = n / d</text:p>
            </text:list-item>
            <text:list-item>
              <text:p text:style-name="P11">l<text:bookmark-start text:name="__DdeLink__88_1544645825"/>a performance est <text:span text:style-name="T4">partagée entre les ex aequos </text:span><text:bookmark-start text:name="__DdeLink__139_2464399702"/><text:span text:style-name="T4">(</text:span><text:bookmark-end text:name="__DdeLink__139_2464399702"/><text:span text:style-name="T4">si </text:span><text:bookmark-start text:name="__DdeLink__82_1544645825"/><text:span text:style-name="T4">1</text:span><text:span text:style-name="T5">er</text:span><text:span text:style-name="T4"> 2</text:span><text:span text:style-name="T5">e</text:span><text:span text:style-name="T4"> et 3</text:span><text:span text:style-name="T5">e</text:span><text:bookmark-end text:name="__DdeLink__82_1544645825"/><text:span text:style-name="T4"> sont ex-aequos chacun recoit la moyenne des points du <text:s/>1</text:span><text:span text:style-name="T5">er</text:span><text:span text:style-name="T4"> 2</text:span><text:span text:style-name="T5">e</text:span><text:span text:style-name="T4"> et 3</text:span><text:span text:style-name="T5">e</text:span><text:bookmark-end text:name="__DdeLink__88_1544645825"/><text:span text:style-name="T13">)</text:span></text:p>
            </text:list-item>
          </text:list>
        </text:list-item>
        <text:list-item>
          <text:p text:style-name="P5"><text:span text:style-name="T7">La performance obtenue d’un joueur </text:span><text:span text:style-name="T9">qui marque un nombre de points négatif ou nul </text:span><text:span text:style-name="T11">(éliminé ou victime de solo par exemple) </text:span><text:span text:style-name="T9">est nulle</text:span></text:p>
        </text:list-item>
        <text:list-item>
          <text:p text:style-name="P5"><text:span text:style-name="T12">La performance attendue d’un joueur sur la partie est déterminée par la formule suivante</text:span><text:span text:style-name="T7"> :</text:span></text:p>
          <text:list>
            <text:list-item>
              <text:p text:style-name="P8"><text:span text:style-name="T3">[</text:span>Somme [1 / (1 + 10 ^ (ELO(autre joueur avec son rôle) – ELO(joueur avec son rôle) / D) ]<text:span text:style-name="T3">]</text:span> / [ nombre de joueurs sur la partie x (nombre de joueurs sur la partie – 1) / <text:span text:style-name="T15">2</text:span> ]</text:p>
            </text:list-item>
            <text:list-item>
              <text:p text:style-name="P8">Un joueur qui n’a jamais joué le pays se voir attribuer <text:span text:style-name="T6">par défaut un ELO</text:span> de ELO_DEF</text:p>
            </text:list-item>
          </text:list>
        </text:list-item>
        <text:list-item>
          <text:p text:style-name="P4"><text:span text:style-name="T7">Un perdant est un joueur qui a obtenu la marque minimale sur la partie, il ne doit pas gagner de points</text:span><text:bookmark-start text:name="__DdeLink__114_81211223"/><text:span text:style-name="T7"> </text:span><text:span text:style-name="T8">(cela provoque un avertissement)</text:span><text:bookmark-end text:name="__DdeLink__114_81211223"/></text:p>
        </text:list-item>
        <text:list-item>
          <text:p text:style-name="P6"><text:span text:style-name="T7">Un gagnant est un joueur qui a obtenu la marque maximale sur la partie, il ne doit pas perdre de points </text:span><text:span text:style-name="T8">(cela provoque un avertissement)</text:span></text:p>
        </text:list-item>
        <text:list-item>
          <text:p text:style-name="P4"><text:span text:style-name="T7">Une partie incomplète (pas tous les joueurs) ne doit pas être prise en compte </text:span></text:p>
        </text:list-item>
        <text:list-item>
          <text:p text:style-name="P4"><text:soft-page-break/><text:span text:style-name="T7">Le changement de ELO d’un joueur sur la partie est déterminé par la formule suivante :</text:span></text:p>
          <text:list>
            <text:list-item>
              <text:p text:style-name="P9"><text:span text:style-name="T15">On définit </text:span>k = max(KMAX/2, KMAX – nombre de parties jouées par(joueur avec son rôle) / K_SLOPE)</text:p>
            </text:list-item>
            <text:list-item>
              <text:p text:style-name="P9">ELO(joueur avec son rôle) += k x nombre de joueurs de la partie * (nombre de joueurs de la partie – 1) / 2 x <text:span text:style-name="T6">[</text:span>performance réalisée(joueur avec son rôle) – performance attendue(joueur avec son rôle)<text:span text:style-name="T6">]</text:span></text:p>
            </text:list-item>
          </text:list>
        </text:list-item>
        <text:list-item>
          <text:p text:style-name="P4"><text:span text:style-name="T7">Le ELO est minoré par ELO_MIN (s’il est inférieur il est ramené à cette valeur)</text:span></text:p>
        </text:list-item>
        <text:list-item>
          <text:p text:style-name="P4"><text:span text:style-name="T7">Le ELO global d’un joueur est égal à la moyenne des ELO du joueur avec tous les rôles (ou ELO_DEF pour un rôle qui n’a pas été joué)</text:span></text:p>
        </text:list-item>
      </text:list>
      <text:p text:style-name="P2"/>
      <text:h text:style-name="P19" text:outline-level="2"><text:bookmark-start text:name="__DdeLink__141_2464399702"/>Valeur des constantes</text:h>
      <text:p text:style-name="Normal"/>
      <text:list xml:id="list232537494897332" text:continue-numbering="true" text:style-name="L1">
        <text:list-item>
          <text:list>
            <text:list-item>
              <text:p text:style-name="P8">ELO_MIN = 1000</text:p>
            </text:list-item>
            <text:list-item>
              <text:p text:style-name="P8">ELO_DEF = 1500</text:p>
            </text:list-item>
            <text:list-item>
              <text:p text:style-name="P8">D = 400</text:p>
            </text:list-item>
            <text:list-item>
              <text:p text:style-name="P8">KMAX = 40</text:p>
            </text:list-item>
            <text:list-item>
              <text:p text:style-name="P8">K_SLOPE = 2</text:p>
            </text:list-item>
            <text:list-item>
              <text:p text:style-name="P10">ALPHA = 1.5</text:p>
            </text:list-item>
          </text:list>
        </text:list-item>
      </text:list>
      <text:p text:style-name="P2"><text:bookmark-end text:name="__DdeLink__141_2464399702"/></text:p>
      <text:h text:style-name="P20" text:outline-level="2"><text:span text:style-name="T15">Scorage générique</text:span></text:h>
      <text:p text:style-name="P3"/>
      <text:list xml:id="list232538180384731" text:continue-numbering="true" text:style-name="L1">
        <text:list-item>
          <text:list>
            <text:list-header>
              <text:p text:style-name="P12">A titre indicatif, le ELO revient approximativement à appliquer <text:s/>scorage qui ne prend en compte que le classement :</text:p>
            </text:list-header>
          </text:list>
        </text:list-item>
      </text:list>
      <text:p text:style-name="P13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15">Place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7</text:p>
          </table:table-cell>
        </table:table-row>
        <table:table-row>
          <table:table-cell table:style-name="Table1.A1" office:value-type="string">
            <text:p text:style-name="P15">Marque</text:p>
          </table:table-cell>
          <table:table-cell table:style-name="Table1.A1" office:value-type="string">
            <text:p text:style-name="P14">39</text:p>
          </table:table-cell>
          <table:table-cell table:style-name="Table1.A1" office:value-type="string">
            <text:p text:style-name="P14">25</text:p>
          </table:table-cell>
          <table:table-cell table:style-name="Table1.A1" office:value-type="string">
            <text:p text:style-name="P14">16</text:p>
          </table:table-cell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1</text:p>
          </table:table-cell>
        </table:table-row>
      </table:table>
      <text:p text:style-name="P13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fr" fo:country="FR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0-11-08T15:43:00Z</meta:creation-date>
    <dc:date>2023-09-14T23:25:36.748465451</dc:date>
    <meta:editing-cycles>18</meta:editing-cycles>
    <meta:editing-duration>PT1H29M16S</meta:editing-duration>
    <meta:document-statistic meta:table-count="1" meta:image-count="0" meta:object-count="0" meta:page-count="2" meta:paragraph-count="51" meta:word-count="578" meta:character-count="2976" meta:non-whitespace-character-count="2466"/>
    <meta:template xlink:type="simple" xlink:actuate="onRequest" xlink:title="" xlink:href="Normal.dotm"/>
  </office:meta>
</office:document-meta>
</file>